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07cm" fo:margin-left="0.116cm" table:align="left"/>
    </style:style>
    <style:style style:name="表格1.A" style:family="table-column">
      <style:table-column-properties style:column-width="16.907cm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style:vertical-align="middle" fo:padding="0.079cm" fo:border="0.75pt solid #808080"/>
    </style:style>
    <style:style style:name="表格4" style:family="table">
      <style:table-properties style:width="17cm" style:rel-width="100%" table:align="left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style:vertical-align="middle" fo:padding="0.079cm" fo:border="0.75pt solid #808080"/>
    </style:style>
    <style:style style:name="P1" style:family="paragraph" style:parent-style-name="Text_20_body">
      <style:text-properties officeooo:rsid="000ec84a" officeooo:paragraph-rsid="000ec84a" style:language-asian="zh" style:country-asian="CN"/>
    </style:style>
    <style:style style:name="P2" style:family="paragraph" style:parent-style-name="Table_20_Contents">
      <style:text-properties officeooo:paragraph-rsid="000ec84a"/>
    </style:style>
    <style:style style:name="P3" style:family="paragraph" style:parent-style-name="Table_20_Contents">
      <style:text-properties officeooo:paragraph-rsid="0010ef80"/>
    </style:style>
    <style:style style:name="P4" style:family="paragraph" style:parent-style-name="Standard">
      <style:text-properties officeooo:rsid="0010ef80" officeooo:paragraph-rsid="0010ef80" style:language-asian="zh" style:country-asian="CN"/>
    </style:style>
    <style:style style:name="P5" style:family="paragraph" style:parent-style-name="Standard">
      <style:text-properties officeooo:paragraph-rsid="000ec84a"/>
    </style:style>
    <style:style style:name="P6" style:family="paragraph" style:parent-style-name="Standard">
      <style:text-properties fo:font-size="16pt" fo:font-weight="bold" officeooo:rsid="000ec84a" officeooo:paragraph-rsid="000ec84a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5pt" officeooo:rsid="001018e9" officeooo:paragraph-rsid="001018e9" style:font-size-asian="15pt" style:language-asian="zh" style:country-asian="CN" style:font-size-complex="15pt"/>
    </style:style>
    <style:style style:name="P8" style:family="paragraph" style:parent-style-name="Standard">
      <style:text-properties fo:font-size="15pt" officeooo:rsid="001332bc" officeooo:paragraph-rsid="001332bc" style:font-size-asian="15pt" style:language-asian="zh" style:country-asian="CN" style:font-size-complex="15pt"/>
    </style:style>
    <style:style style:name="P9" style:family="paragraph" style:parent-style-name="Standard">
      <style:text-properties fo:font-size="15pt" officeooo:rsid="00138eb0" officeooo:paragraph-rsid="00138eb0" style:font-size-asian="15pt" style:language-asian="zh" style:country-asian="CN" style:font-size-complex="15pt"/>
    </style:style>
    <style:style style:name="P10" style:family="paragraph" style:parent-style-name="Standard">
      <style:text-properties officeooo:paragraph-rsid="0010ef80"/>
    </style:style>
    <style:style style:name="P11" style:family="paragraph" style:parent-style-name="Standard">
      <style:text-properties officeooo:rsid="0011f7ff" officeooo:paragraph-rsid="0011f7ff"/>
    </style:style>
    <style:style style:name="P12" style:family="paragraph" style:parent-style-name="Standard">
      <style:text-properties officeooo:paragraph-rsid="0011f7ff"/>
    </style:style>
    <style:style style:name="T1" style:family="text">
      <style:text-properties officeooo:rsid="000ec84a" style:language-asian="zh" style:country-asian="CN"/>
    </style:style>
    <style:style style:name="T2" style:family="text">
      <style:text-properties officeooo:rsid="0011f7ff" style:language-asian="zh" style:country-asian="CN"/>
    </style:style>
    <style:style style:name="T3" style:family="text">
      <style:text-properties fo:font-weight="bold"/>
    </style:style>
    <style:style style:name="T4" style:family="text">
      <style:text-properties officeooo:rsid="0011f7ff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ec84a" style:font-size-asian="16pt" style:language-asian="zh" style:country-asian="CN" style:font-size-complex="16pt"/>
    </style:style>
    <style:style style:name="T7" style:family="text">
      <style:text-properties fo:font-size="16pt" fo:font-weight="bold" officeooo:rsid="000ec84a" style:font-size-asian="16pt" style:language-asian="zh" style:country-asian="CN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,高效缓存区输入输出流</text:p>
      <text:p text:style-name="P5"><text:span text:style-name="T7">BufferedReader</text:span><text:span text:style-name="T8"><office:annotation><dc:date>2017-12-28T19:51:47.084000000</dc:date><text:p>HTML: &lt;NOSCRIPT&gt;</text:p></office:annotation></text:span><office:annotation><dc:date>2017-12-28T19:51:47.084000000</dc:date><text:p>HTML: &lt;/NOSCRIPT&gt;</text:p></office:annotation></text:p>
      <text:p text:style-name="P10">从字符输入流中读取文本，缓冲各个字符，从而实现字符、数组和行的高效读取。</text:p>
      <text:p text:style-name="P4">构造器: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3"><text:span text:style-name="Source_20_Text"><text:span text:style-name="T3"><office:annotation><dc:date>2017-12-28T20:12:28.627000000</dc:date><text:p>HTML: &lt;NOSCRIPT&gt;</text:p></office:annotation></text:span></text:span><text:span text:style-name="Source_20_Text"><text:span text:style-name="T3"><office:annotation><dc:date>2017-12-28T20:12:28.627000000</dc:date><text:p>HTML: &lt;/NOSCRIPT&gt;</text:p></office:annotation></text:span></text:span><text:span text:style-name="Source_20_Text"><text:span text:style-name="T3">BufferedReader</text:span></text:span><text:span text:style-name="Source_20_Text">(</text:span><text:span text:style-name="Source_20_Text">Reader</text:span><text:span text:style-name="Source_20_Text"> in)</text:span></text:p>
            <text:p text:style-name="P3"><text:s/>创建一个使用默认大小输入缓冲区的缓冲字符输入流。</text:p>
          </table:table-cell>
        </table:table-row>
      </table:table>
      <text:p text:style-name="P11">//创建一个文件输入流</text:p>
      <text:p text:style-name="P11"><text:s text:c="4"/><text:tab/>FileReader Fr=null;</text:p>
      <text:p text:style-name="P11"><text:s text:c="4"/><text:tab/>BufferedReader br=null;</text:p>
      <text:p text:style-name="P11"><text:s text:c="4"/><text:tab/>try {</text:p>
      <text:p text:style-name="P11"><text:tab/><text:tab/><text:tab/> Fr=new FileReader("d.txt");</text:p>
      <text:p text:style-name="P11"><text:tab/><text:tab/><text:tab/> //创建高效缓冲区输入流对象</text:p>
      <text:p text:style-name="P11"><text:tab/><text:tab/><text:tab/> br=new BufferedReader(Fr);</text:p>
      <text:p text:style-name="P11"><text:tab/><text:tab/><text:tab/> //读取数据</text:p>
      <text:p text:style-name="P11"><text:tab/> <text:s text:c="7"/>int len=-1;</text:p>
      <text:p text:style-name="P11"><text:tab/> <text:s text:c="7"/>char[] ch=new char[1024];</text:p>
      <text:p text:style-name="P11"><text:tab/> <text:s text:c="7"/>while((len=br.read(ch))!=-1){</text:p>
      <text:p text:style-name="P11"><text:tab/> <text:s text:c="7"/><text:tab/>System.out.println(new String(ch, 0, len));</text:p>
      <text:p text:style-name="P12"><text:span text:style-name="T4"><text:tab/> <text:s text:c="7"/></text:span><text:span text:style-name="T2">}</text:span></text:p>
      <text:p text:style-name="P6">BufferedWriter</text:p>
      <text:p text:style-name="P1"><office:annotation><dc:date>2017-12-28T19:52:12.116000000</dc:date><text:p>HTML: &lt;NOSCRIPT&gt;</text:p></office:annotation><office:annotation><dc:date>2017-12-28T19:52:12.116000000</dc:date><text:p>HTML: &lt;/NOSCRIPT&gt;</text:p></office:annotation>从字符输入流中读取文本，缓冲各个字符，从而实现字符、数组和行的高效读取。</text:p>
      <text:p text:style-name="P1">构造器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"><text:span text:style-name="Source_20_Text"><text:span text:style-name="T3"><office:annotation><dc:date>2017-12-28T19:57:29.988000000</dc:date><text:p>HTML: &lt;NOSCRIPT&gt;</text:p></office:annotation></text:span></text:span><text:span text:style-name="Source_20_Text"><text:span text:style-name="T3"><office:annotation><dc:date>2017-12-28T19:57:29.988000000</dc:date><text:p>HTML: &lt;/NOSCRIPT&gt;</text:p></office:annotation></text:span></text:span><text:span text:style-name="Source_20_Text"><text:span text:style-name="T3">BufferedWriter</text:span></text:span><text:span text:style-name="Source_20_Text">(</text:span><text:span text:style-name="Source_20_Text">Write</text:span><text:span text:style-name="Source_20_Text"> out)</text:span></text:p>
            <text:p text:style-name="P2"><text:s/>创建一个使用默认大小输出缓冲区的缓冲字符输出流。</text:p>
          </table:table-cell>
        </table:table-row>
      </table:table>
      <text:p text:style-name="P7">//创建一个文件输出流</text:p>
      <text:p text:style-name="P7"><text:s text:c="4"/><text:tab/>FileWriter FW=null;</text:p>
      <text:p text:style-name="P7"><text:s text:c="4"/><text:tab/>BufferedWriter bw=null;</text:p>
      <text:p text:style-name="P7"><text:s text:c="4"/><text:tab/>try {</text:p>
      <text:p text:style-name="P7"><text:tab/><text:tab/><text:tab/> FW=new FileWriter("d.txt");</text:p>
      <text:p text:style-name="P7"><text:tab/>//创建高效缓冲区输出流对象</text:p>
      <text:p text:style-name="P7"><text:tab/>bw=new BufferedWriter(FW);</text:p>
      <text:p text:style-name="P7"><text:tab/>//输出数据</text:p>
      <text:p text:style-name="P7"><text:s text:c="8"/>bw.write("写入数据");</text:p>
      <text:p text:style-name="P8">2,高效缓冲区的方法</text:p>
      <text:p text:style-name="P8">高效缓冲区输出流的扩展方法：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Table_20_Contents"><text:span text:style-name="Source_20_Text"><text:span text:style-name="T3"><office:annotation><dc:date>2017-12-28T20:31:58.344000000</dc:date><text:p>HTML: &lt;NOSCRIPT&gt;</text:p></office:annotation></text:span></text:span><text:span text:style-name="Source_20_Text"><text:span text:style-name="T3"><office:annotation><dc:date>2017-12-28T20:31:58.344000000</dc:date><text:p>HTML: &lt;/NOSCRIPT&gt;</text:p></office:annotation></text:span></text:span><text:span text:style-name="Source_20_Text"><text:span text:style-name="T3">newLine</text:span></text:span><text:span text:style-name="Source_20_Text">()</text:span> 写入一个行分隔符。</text:p>
          </table:table-cell>
        </table:table-row>
      </table:table>
      <text:p text:style-name="P8">bw.newLine();//给文本换行相当于\r\n</text:p>
      <text:p text:style-name="P8">高效缓冲区输入流的扩展方法：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Table_20_Contents"><text:span text:style-name="Source_20_Text"><text:span text:style-name="T3"><office:annotation><dc:date>2017-12-28T20:41:24.493000000</dc:date><text:p>HTML: &lt;NOSCRIPT&gt;</text:p></office:annotation></text:span></text:span><text:span text:style-name="Source_20_Text"><text:span text:style-name="T3"><office:annotation><dc:date>2017-12-28T20:41:24.493000000</dc:date><text:p>HTML: &lt;/NOSCRIPT&gt;</text:p></office:annotation></text:span></text:span><text:span text:style-name="Source_20_Text"><text:span text:style-name="T3">readLine</text:span></text:span><text:span text:style-name="Source_20_Text">()</text:span> 读取一个文本行。</text:p>
          </table:table-cell>
        </table:table-row>
      </table:table>
      <text:p text:style-name="P9">//通过readLine来读取多行数据</text:p>
      <text:p text:style-name="P9"><text:tab/> <text:s text:c="7"/>String line=null;</text:p>
      <text:p text:style-name="P9"><text:tab/> <text:s text:c="7"/>while((line=br.readLine())!=null){</text:p>
      <text:p text:style-name="P9"><text:tab/> <text:s text:c="7"/><text:tab/>System.out.println(line)；</text:p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9S</meta:editing-duration>
    <meta:editing-cycles>5</meta:editing-cycles>
    <meta:generator>LibreOffice/5.3.0.3$Windows_X86_64 LibreOffice_project/7074905676c47b82bbcfbea1aeefc84afe1c50e1</meta:generator>
    <dc:date>2017-12-28T21:51:44.210000000</dc:date>
    <meta:document-statistic meta:table-count="4" meta:image-count="0" meta:object-count="0" meta:page-count="2" meta:paragraph-count="43" meta:word-count="319" meta:character-count="940" meta:non-whitespace-character-count="782"/>
    <meta:user-defined meta:name="Info 1"/>
    <meta:user-defined meta:name="Info 2"/>
    <meta:user-defined meta:name="Info 3"/>
    <meta:user-defined meta:name="Info 4"/>
  </office:meta>
</office:document-meta>
</file>